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858in" svg:height="0.0669in" svg:x="3.5795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858in" svg:height="0.0047in" svg:x="3.5795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60">
            <text:p>60</text:p>
          </table:table-cell>
          <table:table-cell table:style-name="ce167" table:formula="of:=COUNTIF([.L$7:.L$885];[.$J1])" office:value-type="float" office:value="60">
            <text:p>60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1">
            <text:p>1</text:p>
          </table:table-cell>
          <table:table-cell table:style-name="ce167" table:formula="of:=COUNTIF([.L$7:.L$885];[.$J2])" office:value-type="float" office:value="1">
            <text:p>1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480">TESTVN-5480</text:a>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480">TESTVN-5480</text:a></text:p>
          </table:table-cell>
          <table:table-cell table:number-columns-repeated="2"/>
          <table:table-cell table:style-name="ce176" table:number-columns-repeated="2"/>
          <table:table-cell table:number-columns-repeated="238"/>
        </table:table-row>
        <table:table-row table:style-name="ro3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3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525">TESTVN-5525</text:a></text:p>
          </table:table-cell>
          <table:table-cell table:number-columns-repeated="242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500">TESTVN-5500</text:a></text:p>
          </table:table-cell>
          <table:table-cell table:number-columns-repeated="242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517">TESTVN-5517</text:a></text:p>
          </table:table-cell>
          <table:table-cell table:number-columns-repeated="242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517">TESTVN-5517</text:a></text:p>
          </table:table-cell>
          <table:table-cell table:number-columns-repeated="242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517">TESTVN-5517</text:a></text:p>
          </table:table-cell>
          <table:table-cell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TESTVN-5522">TESTVN-5522</text:a></text:p>
          </table:table-cell>
          <table:table-cell table:number-columns-repeated="242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70" office:value-type="string">
            <text:p><text:a xlink:href="https://jira.exoplatform.org/browse/TESTVN-5524">TESTVN-5524</text:a></text:p>
          </table:table-cell>
          <table:table-cell table:number-columns-repeated="242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44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07/10/2012</text:date>, <text:time>11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7-10T11:24:48</dc:date>
    <dc:language>en-US</dc:language>
    <meta:editing-cycles>828</meta:editing-cycles>
    <meta:editing-duration>P12DT10H18M3S</meta:editing-duration>
    <meta:document-statistic meta:table-count="4" meta:cell-count="1382" meta:object-count="9"/>
    <meta:user-defined meta:name="Info 1"/>
    <meta:user-defined meta:name="Info 2"/>
    <meta:user-defined meta:name="Info 3"/>
    <meta:user-defined meta:name="Info 4"/>
  </office:meta>
</office:document-meta>
</file>